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bin" svg:font-family="Cabi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bin" fo:font-size="6pt" style:font-size-asian="6pt" style:font-size-complex="6pt"/>
    </style:style>
    <style:style style:name="P2" style:family="paragraph" style:parent-style-name="Standard">
      <style:text-properties style:font-name="Cabin" fo:font-size="6pt" officeooo:paragraph-rsid="0017dd83" style:font-size-asian="6pt" style:font-size-complex="6pt"/>
    </style:style>
    <style:style style:name="P3" style:family="paragraph" style:parent-style-name="No_20_Spacing">
      <style:text-properties style:font-name="Cabin" fo:font-size="6pt" officeooo:paragraph-rsid="0017dd83" style:font-size-asian="6pt" style:font-size-complex="6pt"/>
    </style:style>
    <style:style style:name="P4" style:family="paragraph" style:parent-style-name="Title" style:master-page-name="Standard">
      <style:paragraph-properties style:page-number="auto"/>
      <style:text-properties style:font-name="Cabin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fo:font-weight="bold" style:font-size-asian="6pt" style:font-weight-asian="bold" style:font-size-complex="6pt"/>
    </style:style>
    <style:style style:name="T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S 4850 First Bison Assignment</text:p>
      <text:p text:style-name="P1"/>
      <text:p text:style-name="P1">Submit files to e-learning due Tuesday 10/14 before class.</text:p>
      <text:p text:style-name="P1">Warning! If you copy any of your grammar from another source you must include exact reference as to 1. Where you got it and 2. Why you think it is correct.</text:p>
      <text:p text:style-name="P1">Implement H<text:bookmark-start text:name="_GoBack"/>orn<text:bookmark-end text:name="_GoBack"/> &lt;expression&gt; ? Using your previous Flex grammar and new Bison grammar with actions.</text:p>
      <text:p text:style-name="P1">&lt;expression&gt; is 1 + 2 or 1 &lt; 2 or “hello” &gt; “goodby” or 1.2 / 3 or 12</text:p>
      <text:p text:style-name="P1">No variables, no assignment, no functions yet. <text:s/>Only horn the results of executing an expression to stdout.</text:p>
      <text:p text:style-name="P1">HORN </text:p>
      <text:p text:style-name="P1">1</text:p>
      <text:p text:style-name="P1">/ </text:p>
      <text:p text:style-name="P1">2</text:p>
      <text:p text:style-name="P1">?</text:p>
      <text:p text:style-name="P1">O</text:p>
      <text:p text:style-name="P1">HORN 1 / 2.0 ?</text:p>
      <text:p text:style-name="P1">0.5</text:p>
      <text:p text:style-name="P1">…</text:p>
      <text:p text:style-name="P1">Plan:</text:p>
      <text:p text:style-name="P1">Work on this before class Thursday so you can bring questions.</text:p>
      <text:p text:style-name="P1">Transfer your tokens used in the Flex assignment to Bison #token ….</text:p>
      <text:p text:style-name="P1">Also add tokens to Bison and add to flex grammar for key word(s) added to the language like ‘horn’ and ‘?’ remember language is NOT CASE SENSITIVE.</text:p>
      <text:p text:style-name="P1">Write a grammar input file for Bison for expressions.</text:p>
      <text:p text:style-name="P1">Decide how to pass the values of different data types from Flex to Bison and around in Bison</text:p>
      <text:p text:style-name="P1">Test your code </text:p>
      <text:p text:style-name="P1">submit your Flex and Bison grammar files (and any other source files)</text:p>
      <text:p text:style-name="P1"><text:span text:style-name="T3">Along with a Makefile</text:span> which will run flex and bison to create the Bison and Flex .c files and compile the whole project on the CS department’s Linux servers or similar (gnu) gcc based C compiler. <text:s/>Make sure you do not link to any libraries and use the –Wpedantic and –ansi switches.</text:p>
      <text:p text:style-name="P1">In other words standard C as is.</text:p>
      <text:p text:style-name="P1"/>
      <text:p text:style-name="P1"/>
      <text:p text:style-name="P1"/>
      <text:p text:style-name="P2">Your choice which you use. </text:p>
      <text:p text:style-name="P2"><text:s/>Yytext will have the string lex matched as in the example above. <text:s/>This makes your test program simple since you only have to look up the token’s string in an array indexed by the return value and print yytext.</text:p>
      <text:p text:style-name="P2">If you use yyval you will need a switch on the return value of yylex() which prints the token’s string and the value from the correct field of yyval.</text:p>
      <text:p text:style-name="P2">Bison requires you to use yyval which is a struct defined as well as the TOKEN values at the top of bison with a syntax like:</text:p>
      <text:p text:style-name="P3">%token &lt;floatval&gt; FLOAT </text:p>
      <text:p text:style-name="P3">%token &lt;intval&gt; INTEGER</text:p>
      <text:p text:style-name="P3"/>
      <text:p text:style-name="P3">Which generates a struct yyval{ int intval; double floatval; }</text:p>
      <text:p text:style-name="P3">In lex your grammer would be</text:p>
      <text:p text:style-name="P2"/>
      <text:p text:style-name="P2">[0-9]+ <text:s text:c="7"/>yyval.intval = atoi(yytext); return INTEGER;</text:p>
      <text:p text:style-name="P3">You are welcome to define yyval and use it in your flex so you do not have to change flex later when you start using Bi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bin" svg:font-family="Cabi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071in" style:font-size-asian="28pt" style:font-name-complex="F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font-size-asian="28pt" style:font-name-complex="F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5:11:00</meta:creation-date>
    <meta:initial-creator>bob</meta:initial-creator>
    <dc:language>en-US</dc:language>
    <dc:creator>Timothy </dc:creator>
    <dc:date>2014-11-14T23:35:53.255973621</dc:date>
    <meta:editing-cycles>5</meta:editing-cycles>
    <meta:editing-duration>PT24S</meta:editing-duration>
    <meta:generator>LibreOffice/4.2.6.3$Linux_x86 LibreOffice_project/420m0$Build-3</meta:generator>
    <meta:document-statistic meta:table-count="0" meta:image-count="0" meta:object-count="0" meta:page-count="1" meta:paragraph-count="35" meta:word-count="414" meta:character-count="2198" meta:non-whitespace-character-count="1803"/>
    <meta:template xlink:type="simple" xlink:actuate="onRequest" xlink:title="Normal.dotm" xlink:href=""/>
  </office:meta>
</office:document-meta>
</file>